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a866" officeooo:paragraph-rsid="0004a8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a tarde</text:p>
      <text:p text:style-name="P1">Gostaríamos de convidar vocês para o Showcase do projeto Não me Calo, nesta quarta-feira(11/05) as 09:00 horas em local a definir. </text:p>
      <text:p text:style-name="P1">Neste showcase serão apresentados os resultados da inception. </text:p>
      <text:p text:style-name="P1">Favor confirme presença.</text:p>
      <text:p text:style-name="P1"></text:p>
      <text:p text:style-name="P1">Atenciosamente equipe aceleradora 9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5:58:19.249674309</meta:creation-date>
    <dc:date>2016-05-09T15:58:39.879459888</dc:date>
    <meta:editing-duration>P0D</meta:editing-duration>
    <meta:editing-cycles>1</meta:editing-cycles>
    <meta:document-statistic meta:table-count="0" meta:image-count="0" meta:object-count="0" meta:page-count="1" meta:paragraph-count="6" meta:word-count="38" meta:character-count="268" meta:non-whitespace-character-count="227"/>
    <meta:generator>LibreOffice/4.2.8.2$Linux_X86_64 LibreOffice_project/420m0$Build-2</meta:generator>
  </office:meta>
</office:document-meta>
</file>